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T1" style:family="text">
      <style:text-properties officeooo:rsid="0002eed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ultithreaded Log File Analyzer</text:h>
      <text:h text:style-name="Heading_20_2" text:outline-level="2">CSE 344 - System Programming - Homework #4</text:h>
      <text:h text:style-name="Heading_20_3" text:outline-level="3">Emre Öztürk</text:h>
      <text:h text:style-name="Heading_20_3" text:outline-level="3">Student ID: <text:span text:style-name="T1">220104004912</text:span></text:h>
      <text:h text:style-name="Heading_20_2" text:outline-level="2">1. Introduction</text:h>
      <text:p text:style-name="Text_20_body">This project implements a multithreaded log file analyzer using POSIX threads (pthreads) library. The program is designed to efficiently search for specific keywords in log files by utilizing multiple worker threads for parallel processing. It follows the producer-consumer pattern, where a manager thread reads lines from a log file and places them in a shared buffer, while multiple worker threads consume these lines and search for the specified keyword.</text:p>
      <text:p text:style-name="Text_20_body">The analyzer is optimized for performance through proper thread synchronization mechanisms, including mutexes, condition variables, and barriers. These mechanisms ensure thread safety while allowing for maximum parallelism. The program is also designed to handle errors gracefully, including memory management and signal handling.</text:p>
      <text:h text:style-name="Heading_20_2" text:outline-level="2">2. Code Explanation</text:h>
      <text:h text:style-name="Heading_20_3" text:outline-level="3">2.1 Main Components and Data Structures</text:h>
      <text:h text:style-name="Heading_20_4" text:outline-level="4">Buffer Implementation (<text:span text:style-name="Source_20_Text">buffer.h</text:span> and <text:span text:style-name="Source_20_Text">buffer.c</text:span>)</text:h>
      <text:p text:style-name="Text_20_body">The buffer is implemented as a circular queue that safely stores log lines for processing by worker threads. It contains the following components:</text:p>
      <text:p text:style-name="Preformatted_20_Text"><text:span text:style-name="Source_20_Text">typedef struct {</text:span></text:p>
      <text:p text:style-name="Preformatted_20_Text"><text:span text:style-name="Source_20_Text"><text:s text:c="4"/>char **data; <text:s text:c="10"/>// Array of string lines</text:span></text:p>
      <text:p text:style-name="Preformatted_20_Text"><text:span text:style-name="Source_20_Text"><text:s text:c="4"/>int size; <text:s text:c="13"/>// Maximum buffer size</text:span></text:p>
      <text:p text:style-name="Preformatted_20_Text"><text:span text:style-name="Source_20_Text"><text:s text:c="4"/>int count; <text:s text:c="12"/>// Current number of items</text:span></text:p>
      <text:p text:style-name="Preformatted_20_Text"><text:span text:style-name="Source_20_Text"><text:s text:c="4"/>int in; <text:s text:c="15"/>// Index for next write</text:span></text:p>
      <text:p text:style-name="Preformatted_20_Text"><text:span text:style-name="Source_20_Text"><text:s text:c="4"/>int out; <text:s text:c="14"/>// Index for next read</text:span></text:p>
      <text:p text:style-name="Preformatted_20_Text"><text:span text:style-name="Source_20_Text"><text:s text:c="4"/>int done; <text:s text:c="13"/>// Flag to indicate producer is done</text:span></text:p>
      <text:p text:style-name="Preformatted_20_Text"><text:span text:style-name="Source_20_Text"><text:s text:c="4"/>pthread_mutex_t mutex; // Mutex for protecting buffer</text:span></text:p>
      <text:p text:style-name="Preformatted_20_Text"><text:span text:style-name="Source_20_Text"><text:s text:c="4"/>pthread_cond_t full; <text:s text:c="2"/>// Condition variable for buffer full</text:span></text:p>
      <text:p text:style-name="Preformatted_20_Text"><text:span text:style-name="Source_20_Text"><text:s text:c="4"/>pthread_cond_t empty; <text:s/>// Condition variable for buffer empty</text:span></text:p>
      <text:p text:style-name="P1"><text:span text:style-name="Source_20_Text">} Buffer;</text:span></text:p>
      <text:h text:style-name="Heading_20_4" text:outline-level="4">Worker Arguments Structure</text:h>
      <text:p text:style-name="Text_20_body">Used to pass arguments to worker threads:</text:p>
      <text:p text:style-name="Preformatted_20_Text"><text:span text:style-name="Source_20_Text">typedef struct {</text:span></text:p>
      <text:p text:style-name="Preformatted_20_Text"><text:span text:style-name="Source_20_Text"><text:s text:c="4"/>int id; <text:s text:c="15"/>// Worker ID</text:span></text:p>
      <text:p text:style-name="Preformatted_20_Text"><text:span text:style-name="Source_20_Text"><text:s text:c="4"/>char *search_term; <text:s text:c="4"/>// Term to search for</text:span></text:p>
      <text:p text:style-name="Preformatted_20_Text"><text:span text:style-name="Source_20_Text"><text:s text:c="4"/>int match_count; <text:s text:c="6"/>// Number of matches found</text:span></text:p>
      <text:p text:style-name="P1"><text:span text:style-name="Source_20_Text">} WorkerArgs;</text:span></text:p>
      <text:h text:style-name="Heading_20_3" text:outline-level="3"><text:soft-page-break/>2.2 Function Descriptions</text:h>
      <text:h text:style-name="Heading_20_4" text:outline-level="4">Main Program Functions</text:h>
      <text:list text:style-name="L11">
        <text:list-item>
          <text:p text:style-name="P21"><text:span text:style-name="Strong_20_Emphasis"><text:span text:style-name="Source_20_Text">main</text:span></text:span>: The entry point of the program. It:</text:p>
          <text:list>
            <text:list-item>
              <text:p text:style-name="P22">Parses and validates command-line arguments </text:p>
            </text:list-item>
            <text:list-item>
              <text:p text:style-name="P22">Initializes the buffer and synchronization primitives </text:p>
            </text:list-item>
            <text:list-item>
              <text:p text:style-name="P22">Creates the manager thread and worker threads </text:p>
            </text:list-item>
            <text:list-item>
              <text:p text:style-name="P22">Waits for all threads to complete </text:p>
            </text:list-item>
            <text:list-item>
              <text:p text:style-name="P22">Cleans up resources </text:p>
            </text:list-item>
          </text:list>
        </text:list-item>
        <text:list-item>
          <text:p text:style-name="P21"><text:span text:style-name="Strong_20_Emphasis"><text:span text:style-name="Source_20_Text">manager_function</text:span></text:span>: The producer function executed by the manager thread:</text:p>
          <text:list>
            <text:list-item>
              <text:p text:style-name="P22">Opens and reads the specified log file line by line </text:p>
            </text:list-item>
            <text:list-item>
              <text:p text:style-name="P22">Adds each line to the shared buffer </text:p>
            </text:list-item>
            <text:list-item>
              <text:p text:style-name="P22">Signals when processing is complete </text:p>
            </text:list-item>
          </text:list>
        </text:list-item>
        <text:list-item>
          <text:p text:style-name="P21"><text:span text:style-name="Strong_20_Emphasis"><text:span text:style-name="Source_20_Text">worker_function</text:span></text:span>: The consumer function executed by worker threads:</text:p>
          <text:list>
            <text:list-item>
              <text:p text:style-name="P22">Retrieves lines from the shared buffer </text:p>
            </text:list-item>
            <text:list-item>
              <text:p text:style-name="P22">Searches for the specified keyword </text:p>
            </text:list-item>
            <text:list-item>
              <text:p text:style-name="P22">Keeps track of matches found </text:p>
            </text:list-item>
            <text:list-item>
              <text:p text:style-name="P22">Synchronizes with other workers before generating the summary report </text:p>
            </text:list-item>
          </text:list>
        </text:list-item>
        <text:list-item>
          <text:p text:style-name="P21"><text:span text:style-name="Strong_20_Emphasis"><text:span text:style-name="Source_20_Text">line_contains_term</text:span></text:span>: Utility function that checks if a line contains the search term</text:p>
          <text:list>
            <text:list-item>
              <text:p text:style-name="P22">Case-sensitive string search implementation </text:p>
            </text:list-item>
          </text:list>
        </text:list-item>
        <text:list-item>
          <text:p text:style-name="P21"><text:span text:style-name="Strong_20_Emphasis"><text:span text:style-name="Source_20_Text">handle_sigint</text:span></text:span>: Signal handler for CTRL+C (SIGINT)</text:p>
          <text:list>
            <text:list-item>
              <text:p text:style-name="P22">Sets the exit flag to terminate all threads gracefully </text:p>
            </text:list-item>
          </text:list>
        </text:list-item>
        <text:list-item>
          <text:p text:style-name="P21"><text:span text:style-name="Strong_20_Emphasis"><text:span text:style-name="Source_20_Text">cleanup</text:span></text:span>: Releases all allocated resources</text:p>
          <text:list>
            <text:list-item>
              <text:p text:style-name="P22">Frees memory for worker threads </text:p>
            </text:list-item>
            <text:list-item>
              <text:p text:style-name="P22">Destroys the buffer and synchronization primitives </text:p>
            </text:list-item>
          </text:list>
        </text:list-item>
        <text:list-item>
          <text:p text:style-name="P21"><text:span text:style-name="Strong_20_Emphasis"><text:span text:style-name="Source_20_Text">print_usage</text:span></text:span>: Prints usage information when invalid arguments are provided</text:p>
        </text:list-item>
      </text:list>
      <text:h text:style-name="Heading_20_4" text:outline-level="4">Buffer Management Functions</text:h>
      <text:list text:style-name="L12">
        <text:list-item>
          <text:p text:style-name="P23"><text:span text:style-name="Strong_20_Emphasis"><text:span text:style-name="Source_20_Text">buffer_init</text:span></text:span>: Initializes the buffer with a specified size</text:p>
          <text:list>
            <text:list-item>
              <text:p text:style-name="P24">Allocates memory for the buffer data </text:p>
            </text:list-item>
            <text:list-item>
              <text:p text:style-name="P24">Initializes synchronization primitives (mutex and condition variables) </text:p>
            </text:list-item>
          </text:list>
        </text:list-item>
        <text:list-item>
          <text:p text:style-name="P23"><text:span text:style-name="Strong_20_Emphasis"><text:span text:style-name="Source_20_Text">buffer_destroy</text:span></text:span>: Cleans up buffer resources</text:p>
          <text:list>
            <text:list-item>
              <text:p text:style-name="P24">Frees any remaining lines in the buffer </text:p>
            </text:list-item>
            <text:list-item>
              <text:p text:style-name="P24">Destroys synchronization primitives </text:p>
            </text:list-item>
          </text:list>
        </text:list-item>
        <text:list-item>
          <text:p text:style-name="P23"><text:span text:style-name="Strong_20_Emphasis"><text:span text:style-name="Source_20_Text">buffer_add</text:span></text:span>: Adds a line to the buffer (producer operation)</text:p>
          <text:list>
            <text:list-item>
              <text:p text:style-name="P24">Waits if the buffer is full </text:p>
            </text:list-item>
            <text:list-item>
              <text:p text:style-name="P24">Allocates memory for and copies the line </text:p>
            </text:list-item>
            <text:list-item>
              <text:p text:style-name="P24">Updates buffer state and signals consumers </text:p>
            </text:list-item>
          </text:list>
        </text:list-item>
        <text:list-item>
          <text:p text:style-name="P23"><text:span text:style-name="Strong_20_Emphasis"><text:span text:style-name="Source_20_Text">buffer_get</text:span></text:span>: Gets a line from the buffer (consumer operation)</text:p>
          <text:list>
            <text:list-item>
              <text:p text:style-name="P24">Waits if the buffer is empty and the producer is not done </text:p>
            </text:list-item>
            <text:list-item>
              <text:p text:style-name="P24"><text:soft-page-break/>Retrieves and returns the next line </text:p>
            </text:list-item>
            <text:list-item>
              <text:p text:style-name="P24">Updates buffer state and signals the producer </text:p>
            </text:list-item>
          </text:list>
        </text:list-item>
        <text:list-item>
          <text:p text:style-name="P23"><text:span text:style-name="Strong_20_Emphasis"><text:span text:style-name="Source_20_Text">buffer_set_done</text:span></text:span>: Signals that the producer has finished</text:p>
          <text:list>
            <text:list-item>
              <text:p text:style-name="P24">Sets the done flag </text:p>
            </text:list-item>
            <text:list-item>
              <text:p text:style-name="P23">Broadcasts to all waiting consumers </text:p>
            </text:list-item>
          </text:list>
        </text:list-item>
      </text:list>
      <text:h text:style-name="Heading_20_3" text:outline-level="3">2.3 Synchronization Mechanisms</text:h>
      <text:list text:style-name="L13">
        <text:list-item>
          <text:p text:style-name="P25"><text:span text:style-name="Strong_20_Emphasis">Mutex Locks</text:span>: Protect the shared buffer from concurrent access</text:p>
          <text:list>
            <text:list-item>
              <text:p text:style-name="P26">Implemented using <text:span text:style-name="Source_20_Text">pthread_mutex_t</text:span> </text:p>
            </text:list-item>
            <text:list-item>
              <text:p text:style-name="P26">Used in buffer operations to ensure thread safety </text:p>
            </text:list-item>
          </text:list>
        </text:list-item>
        <text:list-item>
          <text:p text:style-name="P25"><text:span text:style-name="Strong_20_Emphasis">Condition Variables</text:span>: Enable efficient wait/signal mechanisms</text:p>
          <text:list>
            <text:list-item>
              <text:p text:style-name="P26"><text:span text:style-name="Source_20_Text">full</text:span>: Used by the producer to wait when the buffer is full </text:p>
            </text:list-item>
            <text:list-item>
              <text:p text:style-name="P26"><text:span text:style-name="Source_20_Text">empty</text:span>: Used by consumers to wait when the buffer is empty </text:p>
            </text:list-item>
            <text:list-item>
              <text:p text:style-name="P26">Implemented using <text:span text:style-name="Source_20_Text">pthread_cond_t</text:span> </text:p>
            </text:list-item>
          </text:list>
        </text:list-item>
        <text:list-item>
          <text:p text:style-name="P25"><text:span text:style-name="Strong_20_Emphasis">Barrier</text:span>: Synchronizes all worker threads before report generation</text:p>
          <text:list>
            <text:list-item>
              <text:p text:style-name="P26">Implemented using <text:span text:style-name="Source_20_Text">pthread_barrier_t</text:span> </text:p>
            </text:list-item>
            <text:list-item>
              <text:p text:style-name="P25">Ensures all workers reach the reporting point before printing summary </text:p>
            </text:list-item>
          </text:list>
        </text:list-item>
      </text:list>
      <text:h text:style-name="Heading_20_3" text:outline-level="3">2.4 Producer-Consumer Implementation</text:h>
      <text:p text:style-name="Text_20_body">The producer-consumer pattern is implemented as follows:</text:p>
      <text:list text:style-name="L14">
        <text:list-item>
          <text:p text:style-name="P27"><text:span text:style-name="Strong_20_Emphasis">Producer (Manager Thread)</text:span>:</text:p>
          <text:list>
            <text:list-item>
              <text:p text:style-name="P28">Reads lines from the log file </text:p>
            </text:list-item>
            <text:list-item>
              <text:p text:style-name="P28">Waits if the buffer is full using <text:span text:style-name="Source_20_Text">pthread_cond_wait(&amp;buffer-&gt;full, &amp;buffer-&gt;mutex)</text:span> </text:p>
            </text:list-item>
            <text:list-item>
              <text:p text:style-name="P28">Adds lines to the buffer </text:p>
            </text:list-item>
            <text:list-item>
              <text:p text:style-name="P28">Signals consumers when new data is available </text:p>
            </text:list-item>
            <text:list-item>
              <text:p text:style-name="P28">Sets the done flag when finished </text:p>
            </text:list-item>
          </text:list>
        </text:list-item>
        <text:list-item>
          <text:p text:style-name="P27"><text:span text:style-name="Strong_20_Emphasis">Consumers (Worker Threads)</text:span>:</text:p>
          <text:list>
            <text:list-item>
              <text:p text:style-name="P28">Wait if the buffer is empty using <text:span text:style-name="Source_20_Text">pthread_cond_wait(&amp;buffer-&gt;empty, &amp;buffer-&gt;mutex)</text:span> </text:p>
            </text:list-item>
            <text:list-item>
              <text:p text:style-name="P28">Process lines from the buffer </text:p>
            </text:list-item>
            <text:list-item>
              <text:p text:style-name="P28">Signal the producer when space is available </text:p>
            </text:list-item>
            <text:list-item>
              <text:p text:style-name="P28">Exit when no more data is available and the producer is done </text:p>
            </text:list-item>
          </text:list>
        </text:list-item>
        <text:list-item>
          <text:p text:style-name="P27"><text:span text:style-name="Strong_20_Emphasis">End-of-File Handling</text:span>:</text:p>
          <text:list>
            <text:list-item>
              <text:p text:style-name="P28">The <text:span text:style-name="Source_20_Text">done</text:span> flag in the buffer structure signals when the producer is finished </text:p>
            </text:list-item>
            <text:list-item>
              <text:p text:style-name="P28">The <text:span text:style-name="Source_20_Text">buffer_set_done</text:span> function sets this flag and broadcasts to all waiting consumers </text:p>
            </text:list-item>
            <text:list-item>
              <text:p text:style-name="P27">Consumers check this flag when waiting for data and exit if it's set </text:p>
            </text:list-item>
          </text:list>
        </text:list-item>
      </text:list>
      <text:h text:style-name="Heading_20_2" text:outline-level="2"><text:soft-page-break/>3. Conclusion</text:h>
      <text:h text:style-name="Heading_20_3" text:outline-level="3">3.1 Challenges and Solutions</text:h>
      <text:h text:style-name="Heading_20_4" text:outline-level="4">Challenge 1: Thread Synchronization</text:h>
      <text:p text:style-name="Text_20_body">Ensuring proper synchronization between the manager and worker threads was challenging. The solution involved careful use of mutex locks and condition variables to prevent race conditions and deadlocks. The producer waits when the buffer is full, and consumers wait when the buffer is empty, using appropriate signaling mechanisms.</text:p>
      <text:h text:style-name="Heading_20_4" text:outline-level="4">Challenge 2: Memory Management</text:h>
      <text:p text:style-name="Text_20_body">Ensuring all dynamically allocated memory was properly freed, even in error conditions or signal interruption, was critical. The solution was to implement a comprehensive cleanup function that handles all resource deallocation, and to use valgrind for testing to verify no memory leaks.</text:p>
      <text:h text:style-name="Heading_20_4" text:outline-level="4">Challenge 3: Correct Buffer Implementation</text:h>
      <text:p text:style-name="Text_20_body">Implementing a thread-safe circular buffer required careful design. The solution was to use mutex locks for all buffer operations and to properly track buffer state (count, in, out) to prevent overflows and underflows.</text:p>
      <text:h text:style-name="Heading_20_4" text:outline-level="4">Challenge 4: Barrier Synchronization</text:h>
      <text:p text:style-name="Text_20_body">Coordinating all worker threads to wait until they all finish processing before printing the summary report required proper barrier implementation. The solution was to use <text:span text:style-name="Source_20_Text">pthread_barrier_wait()</text:span> to ensure all workers reached the reporting point before generating the summary.</text:p>
      <text:h text:style-name="Heading_20_3" text:outline-level="3"/>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20:26:14.648663617</meta:creation-date>
    <dc:date>2025-05-12T20:43:27.148487638</dc:date>
    <meta:editing-duration>PT17M13S</meta:editing-duration>
    <meta:editing-cycles>1</meta:editing-cycles>
    <meta:document-statistic meta:table-count="0" meta:image-count="0" meta:object-count="0" meta:page-count="4" meta:paragraph-count="110" meta:word-count="997" meta:character-count="6621" meta:non-whitespace-character-count="5599"/>
    <meta:generator>LibreOffice/7.4.7.2$Linux_X86_64 LibreOffice_project/40$Build-2</meta:generator>
  </office:meta>
</office:document-meta>
</file>